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740e" officeooo:paragraph-rsid="000c740e"/>
    </style:style>
    <style:style style:name="P2" style:family="paragraph" style:parent-style-name="Standard">
      <style:text-properties officeooo:rsid="000e0772" officeooo:paragraph-rsid="000e0772"/>
    </style:style>
    <style:style style:name="P3" style:family="paragraph" style:parent-style-name="Standard">
      <style:text-properties officeooo:rsid="000efbc3" officeooo:paragraph-rsid="000efbc3"/>
    </style:style>
    <style:style style:name="P4" style:family="paragraph" style:parent-style-name="Standard">
      <style:text-properties fo:font-weight="bold" officeooo:rsid="000efbc3" officeooo:paragraph-rsid="000efbc3" style:font-weight-asian="bold" style:font-weight-complex="bold"/>
    </style:style>
    <style:style style:name="P5" style:family="paragraph" style:parent-style-name="Standard">
      <style:text-properties officeooo:rsid="00107d54" officeooo:paragraph-rsid="00107d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7d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llo and Welcome!</text:p>
      <text:p text:style-name="P2"/>
      <text:p text:style-name="P2"/>
      <text:p text:style-name="P2">This is the directory guide for my final project; ARe: Augmented Reality Education. Please read the following to help you locate what you’re looking for.</text:p>
      <text:p text:style-name="P2"/>
      <text:p text:style-name="P3"/>
      <text:p text:style-name="P3">If you run into any challenges locating anything specific or gaining access to a directory, please contact me on <text:a xlink:type="simple" xlink:href="mailto:aiyewatughu@gmail.com" text:style-name="Internet_20_link" text:visited-style-name="Visited_20_Internet_20_Link">aiyewatughu@gmail.com</text:a> or +4407901640723.</text:p>
      <text:p text:style-name="P3"/>
      <text:p text:style-name="P3">I hope you enjoy using <text:span text:style-name="T2">ARe and discovering the journey it took to get here. </text:span></text:p>
      <text:p text:style-name="P3"/>
      <text:p text:style-name="P3">Thank you.</text:p>
      <text:p text:style-name="P3"/>
      <text:p text:style-name="P3">Tughu Aiyewa</text:p>
      <text:p text:style-name="P5">2023</text:p>
      <text:p text:style-name="P3"/>
      <text:p text:style-name="P3"/>
      <text:p text:style-name="P3"/>
      <text:p text:style-name="P4">Instructions</text:p>
      <text:p text:style-name="P1"/>
      <text:p text:style-name="P1">Critical Review and Documentaion are found in the <text:span text:style-name="T1">‘Documents folder’</text:span></text:p>
      <text:p text:style-name="P1"/>
      <text:p text:style-name="P1">Biology and Mathematics markers are found in the <text:span text:style-name="T1">‘Image_Tracker folder’</text:span></text:p>
      <text:p text:style-name="P1"/>
      <text:p text:style-name="P1">ARe.apk file is located in the <text:span text:style-name="T1">‘Are folder’</text:span></text:p>
      <text:p text:style-name="P1"/>
      <text:p text:style-name="P1">Supported videos are also found in the <text:span text:style-name="T1">‘Video folder’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3:13:14.263000000</meta:creation-date>
    <dc:date>2023-12-20T13:24:58.333000000</dc:date>
    <meta:editing-duration>PT11M43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2" meta:word-count="108" meta:character-count="673" meta:non-whitespace-character-count="576"/>
  </office:meta>
</office:document-meta>
</file>